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bf0041"/>
    </style:style>
    <style:style style:name="T20" style:family="text">
      <style:text-properties fo:color="#158466"/>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1.09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9">مماثل تکون</text:span><text:span text:style-name="T2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2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2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7.75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2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2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9">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9">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10">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10">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2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2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2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19">زیادہ سے زیادہ طاقت منتقل کرنے کا مسئلہ</text:span>،<text:span text:style-name="T2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0">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9">[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20">، [</text:span><text:span text:style-name="T27">خالی حال،غیر خالی حال]</text:span><text:span text:style-name="T20">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20">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2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2">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2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2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2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20">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2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2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128">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0">00/00/0000</text:date>, <text:time style:data-style-name="N2" text:time-value="11:30:41.3408819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4-20T11:32:21.240604011</dc:date>
    <meta:editing-duration>P103DT20H34M42S</meta:editing-duration>
    <meta:editing-cycles>4625</meta:editing-cycles>
    <meta:generator>LibreOffice/6.4.7.2$Linux_X86_64 LibreOffice_project/40$Build-2</meta:generator>
    <meta:document-statistic meta:table-count="3" meta:cell-count="72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